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ae9" officeooo:paragraph-rsid="001e5ae9"/>
    </style:style>
    <style:style style:name="P2" style:family="paragraph" style:parent-style-name="Standard">
      <style:paragraph-properties fo:text-align="start" style:justify-single-word="false"/>
      <style:text-properties officeooo:rsid="001e5ae9" officeooo:paragraph-rsid="001e5ae9"/>
    </style:style>
    <style:style style:name="P3" style:family="paragraph" style:parent-style-name="Standard">
      <style:paragraph-properties fo:text-align="start" style:justify-single-word="false"/>
      <style:text-properties officeooo:rsid="001f83af" officeooo:paragraph-rsid="001e5ae9"/>
    </style:style>
    <style:style style:name="P4" style:family="paragraph" style:parent-style-name="Standard">
      <style:paragraph-properties fo:text-align="start" style:justify-single-word="false"/>
      <style:text-properties officeooo:rsid="001f83af" officeooo:paragraph-rsid="001f83af"/>
    </style:style>
    <style:style style:name="P5" style:family="paragraph" style:parent-style-name="Standard">
      <style:paragraph-properties fo:text-align="start" style:justify-single-word="false"/>
      <style:text-properties officeooo:rsid="00214042" officeooo:paragraph-rsid="00214042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4042" officeooo:paragraph-rsid="00214042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90c0" officeooo:paragraph-rsid="002190c0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7f929" officeooo:paragraph-rsid="0027f929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93546" officeooo:paragraph-rsid="00293546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190c0" officeooo:paragraph-rsid="002190c0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1e5e9" officeooo:paragraph-rsid="00240316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39da4" officeooo:paragraph-rsid="00240316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40316" officeooo:paragraph-rsid="00240316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29215d" officeooo:paragraph-rsid="0029215d"/>
    </style:style>
    <style:style style:name="T1" style:family="text">
      <style:text-properties officeooo:rsid="00239d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9da4" style:font-weight-asian="bold" style:font-weight-complex="bold"/>
    </style:style>
    <style:style style:name="T4" style:family="text">
      <style:text-properties officeooo:rsid="002935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cking Soccer Bot</text:h>
      <text:p text:style-name="P1"/>
      <text:p text:style-name="P2"><text:span text:style-name="T2">Plan</text:span>: make a bot that can log in to the game’s website and play the game as if a normal user. Setting the line-up and assisting the games. A second stage would be to make the bot to take the best decisions in terms of game plan, financial matters and selection of best squad.</text:p>
      <text:p text:style-name="P3"/>
      <text:p text:style-name="P5"><text:span text:style-name="T2">Done so far</text:span>:</text:p>
      <text:list xml:id="list8833437306391828263" text:style-name="L1">
        <text:list-item>
          <text:p text:style-name="P6">Log in with username and password</text:p>
        </text:list-item>
        <text:list-item>
          <text:p text:style-name="P7">Logout sucessfully</text:p>
        </text:list-item>
        <text:list-item>
          <text:p text:style-name="P8">Enter into “matches” section and read the 2 tables for upcoming and last 10 matches</text:p>
        </text:list-item>
        <text:list-item>
          <text:p text:style-name="P9">Visit the line-up page and select a pre-specified line-up for the next match </text:p>
        </text:list-item>
        <text:list-item>
          <text:p text:style-name="P9">Visit the buy ticket page, </text:p>
        </text:list-item>
      </text:list>
      <text:p text:style-name="P4"/>
      <text:p text:style-name="P5"><text:span text:style-name="T2">To do </text:span><text:span text:style-name="T3">plan</text:span>:</text:p>
      <text:list xml:id="list1119738750966460981" text:style-name="L2">
        <text:list-item>
          <text:p text:style-name="P10">Read information from website:</text:p>
          <text:list>
            <text:list-item>
              <text:p text:style-name="P11">Reading information from “matches” section <text:span text:style-name="T1">and other sections</text:span></text:p>
            </text:list-item>
            <text:list-item>
              <text:p text:style-name="P12">Structure read data from the different pages to make it easier to read from outside the webpage and for bot purposes</text:p>
            </text:list-item>
            <text:list-item>
              <text:p text:style-name="P12"/>
            </text:list-item>
          </text:list>
        </text:list-item>
        <text:list-item>
          <text:p text:style-name="P14"><text:span text:style-name="T4">Buy </text:span>“free-tickets” when visiting the <text:span text:style-name="T4">next home match page</text:span></text:p>
        </text:list-item>
        <text:list-item>
          <text:p text:style-name="P13">Store information in local files with easy to read format and comprehensive data</text:p>
        </text:list-item>
        <text:list-item>
          <text:p text:style-name="P13">Bot makes game line-ups, assist games and participate in transfer market</text:p>
        </text:list-item>
        <text:list-item>
          <text:p text:style-name="P13">Bot makes financial decisions about what to build and with which order and to predict incomes/revenues</text:p>
        </text:list-item>
        <text:list-item>
          <text:p text:style-name="P13">Bot makes decision about line-ups, considering next match difficulty, players’ experience, skill and talent prospec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0:12:15.166467695</meta:creation-date>
    <dc:date>2018-10-06T23:52:48.149383495</dc:date>
    <meta:editing-duration>PT3H51M3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15" meta:character-count="1216" meta:non-whitespace-character-count="1030"/>
  </office:meta>
</office:document-meta>
</file>